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CountingIndexReader.do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CountingIndexReader.getRef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CountingIndexReader.RefCountingIndexReader( Index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CountingIndexReader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CountingIndexReader.acqu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